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4.593cm"/>
    </style:style>
    <style:style style:name="Table1.B" style:family="table-column">
      <style:table-column-properties style:column-width="12.41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7.504cm"/>
    </style:style>
    <style:style style:name="Table2.B" style:family="table-column">
      <style:table-column-properties style:column-width="9.5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5874" officeooo:paragraph-rsid="001f587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5874" officeooo:paragraph-rsid="001f587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0216e" officeooo:paragraph-rsid="0020216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10d4b" officeooo:paragraph-rsid="00210d4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2119b" officeooo:paragraph-rsid="0022119b" style:font-weight-asian="bold" style:font-weight-complex="bold"/>
    </style:style>
    <style:style style:name="P6" style:family="paragraph" style:parent-style-name="Standard">
      <style:text-properties fo:font-weight="bold" officeooo:rsid="0025822e" officeooo:paragraph-rsid="0025822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66c81" officeooo:paragraph-rsid="00266c81" style:font-weight-asian="bold" style:font-weight-complex="bold"/>
    </style:style>
    <style:style style:name="P8" style:family="paragraph" style:parent-style-name="Standard">
      <style:text-properties officeooo:rsid="0020216e" officeooo:paragraph-rsid="0020216e"/>
    </style:style>
    <style:style style:name="P9" style:family="paragraph" style:parent-style-name="Standard">
      <style:paragraph-properties fo:text-align="center" style:justify-single-word="false"/>
      <style:text-properties officeooo:rsid="0020216e" officeooo:paragraph-rsid="0020216e"/>
    </style:style>
    <style:style style:name="P10" style:family="paragraph" style:parent-style-name="Standard">
      <style:text-properties officeooo:rsid="00210d4b" officeooo:paragraph-rsid="00210d4b"/>
    </style:style>
    <style:style style:name="P11" style:family="paragraph" style:parent-style-name="Standard">
      <style:text-properties officeooo:rsid="0021eae6" officeooo:paragraph-rsid="0021eae6"/>
    </style:style>
    <style:style style:name="P12" style:family="paragraph" style:parent-style-name="Standard">
      <style:text-properties officeooo:rsid="0022119b" officeooo:paragraph-rsid="0022119b"/>
    </style:style>
    <style:style style:name="P13" style:family="paragraph" style:parent-style-name="Standard">
      <style:text-properties officeooo:rsid="0023c0c3" officeooo:paragraph-rsid="0023c0c3"/>
    </style:style>
    <style:style style:name="P14" style:family="paragraph" style:parent-style-name="Standard">
      <style:text-properties officeooo:rsid="0023c0c3" officeooo:paragraph-rsid="0025822e"/>
    </style:style>
    <style:style style:name="P15" style:family="paragraph" style:parent-style-name="Standard">
      <style:text-properties officeooo:rsid="0025822e" officeooo:paragraph-rsid="0025822e"/>
    </style:style>
    <style:style style:name="P16" style:family="paragraph" style:parent-style-name="Standard">
      <style:text-properties officeooo:rsid="00266c81" officeooo:paragraph-rsid="00266c81"/>
    </style:style>
    <style:style style:name="P17" style:family="paragraph" style:parent-style-name="Standard">
      <style:text-properties officeooo:rsid="00282f4c" officeooo:paragraph-rsid="00282f4c"/>
    </style:style>
    <style:style style:name="P18" style:family="paragraph" style:parent-style-name="Standard">
      <style:text-properties officeooo:rsid="00283f64" officeooo:paragraph-rsid="00283f64"/>
    </style:style>
    <style:style style:name="P19" style:family="paragraph" style:parent-style-name="Table_20_Contents">
      <style:paragraph-properties fo:text-align="center" style:justify-single-word="false"/>
      <style:text-properties officeooo:rsid="0020216e" officeooo:paragraph-rsid="0020216e"/>
    </style:style>
    <style:style style:name="P20" style:family="paragraph" style:parent-style-name="Table_20_Contents">
      <style:text-properties officeooo:rsid="0022119b" officeooo:paragraph-rsid="0022119b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0216e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216e" style:font-style-asian="italic" style:font-style-complex="italic"/>
    </style:style>
    <style:style style:name="T5" style:family="text">
      <style:text-properties fo:font-style="italic" officeooo:rsid="00210d4b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210d4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822e" style:font-weight-asian="bold" style:font-weight-complex="bold"/>
    </style:style>
    <style:style style:name="T10" style:family="text">
      <style:text-properties officeooo:rsid="0025822e"/>
    </style:style>
    <style:style style:name="T11" style:family="text">
      <style:text-properties fo:font-weight="normal" officeooo:rsid="0025822e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283f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visão <text:span text:style-name="T7">de Inglês</text:span></text:p>
      <text:p text:style-name="P1"/>
      <text:p text:style-name="P1">O Presente Contínuo ou presente progressivo ocorre no presente, no momento em que se fala. Exemplo:</text:p>
      <text:p text:style-name="P1"/>
      <text:p text:style-name="P1"><text:span text:style-name="T1">Julia is cleaning the house. </text:span><text:span text:style-name="T2">(Julia </text:span><text:span text:style-name="T3">está limpando a casa</text:span><text:span text:style-name="T4">)</text:span><text:span text:style-name="T3">.</text:span></text:p>
      <text:p text:style-name="P1"/>
      <text:p text:style-name="P1">Quando Julia está limpando a casa?</text:p>
      <text:p text:style-name="P1">Agora, no momento em que se fala.</text:p>
      <text:p text:style-name="P1"/>
      <text:p text:style-name="P3">Estrutura básica do Presente Contínuo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afirmativa</text:p>
          </table:table-cell>
          <table:table-cell table:style-name="Table1.B1" office:value-type="string">
            <text:p text:style-name="P9">Sujeito + verbo to be + verbo principal + ing.</text:p>
          </table:table-cell>
        </table:table-row>
        <table:table-row>
          <table:table-cell table:style-name="Table1.A2" office:value-type="string">
            <text:p text:style-name="P19">negativa</text:p>
          </table:table-cell>
          <table:table-cell table:style-name="Table1.B2" office:value-type="string">
            <text:p text:style-name="P9">Sujeito + verbo to be + NOT + verbo + ing.</text:p>
          </table:table-cell>
        </table:table-row>
        <table:table-row>
          <table:table-cell table:style-name="Table1.A2" office:value-type="string">
            <text:p text:style-name="P19">interrogativa</text:p>
          </table:table-cell>
          <table:table-cell table:style-name="Table1.B2" office:value-type="string">
            <text:p text:style-name="P9">Verbo to be + sujeito + verbo + ing + ?</text:p>
          </table:table-cell>
        </table:table-row>
        <table:table-row>
          <table:table-cell table:style-name="Table1.A2" office:value-type="string">
            <text:p text:style-name="P19">Interrogativa e negativa</text:p>
          </table:table-cell>
          <table:table-cell table:style-name="Table1.B2" office:value-type="string">
            <text:p text:style-name="P9">Verbo to be + NOT + sujeito + verbo + ing + ?</text:p>
          </table:table-cell>
        </table:table-row>
      </table:table>
      <text:p text:style-name="P9"/>
      <text:p text:style-name="P8">Exemplos:</text:p>
      <text:p text:style-name="P8"/>
      <text:p text:style-name="P8">Mr. Paul is <text:span text:style-name="T3">waiting</text:span> for you. (O senhor Paulo está esperando por você).</text:p>
      <text:p text:style-name="P8"/>
      <text:p text:style-name="P8">My brother<text:span text:style-name="T7">s</text:span> <text:span text:style-name="T7">are</text:span> <text:span text:style-name="T3">not</text:span> <text:span text:style-name="T5">studying</text:span><text:span text:style-name="T7"> for the exam. (Meus irmãos não estão estudando para o exame).</text:span></text:p>
      <text:p text:style-name="P8"/>
      <text:p text:style-name="P10">Are you <text:span text:style-name="T3">playing</text:span> the new game? (Você está jogando o novo jogo?).</text:p>
      <text:p text:style-name="P10"/>
      <text:p text:style-name="P10">Isn’t he lying to me? (Ele não está mentindo para mim?).</text:p>
      <text:p text:style-name="P10"/>
      <text:p text:style-name="P10"/>
      <text:p text:style-name="P4">Presente Normal versus Presente Contínuo</text:p>
      <text:p text:style-name="P10">Presente Normal:</text:p>
      <text:p text:style-name="P10">Jordan organizes a surprise party. (Jordan organiza uma festa surpresa).</text:p>
      <text:p text:style-name="P10"/>
      <text:p text:style-name="P10">Presente Contínuo:</text:p>
      <text:p text:style-name="P10">Jordan <text:span text:style-name="T8">is</text:span> <text:span text:style-name="T3">organiz</text:span><text:span text:style-name="T6">ing</text:span> a surprise party. (Jordan está organizando uma festa surpresa).</text:p>
      <text:p text:style-name="P10"/>
      <text:p text:style-name="P10"/>
      <text:p text:style-name="P11">Mais exemplos:</text:p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Present Simple</text:p>
          </table:table-cell>
          <table:table-cell table:style-name="Table2.B1" office:value-type="string">
            <text:p text:style-name="P20">Present Continuous</text:p>
          </table:table-cell>
        </table:table-row>
        <table:table-row>
          <table:table-cell table:style-name="Table2.A2" office:value-type="string">
            <text:p text:style-name="P20">Maria speaks Portuguese.</text:p>
            <text:p text:style-name="P20">(Maria fala português)</text:p>
          </table:table-cell>
          <table:table-cell table:style-name="Table2.B2" office:value-type="string">
            <text:p text:style-name="P20">Maria is speaking Portuguese</text:p>
            <text:p text:style-name="P20">(Maria está falando português)</text:p>
          </table:table-cell>
        </table:table-row>
        <table:table-row>
          <table:table-cell table:style-name="Table2.A2" office:value-type="string">
            <text:p text:style-name="P20">Maria does not speak Portuguese.</text:p>
            <text:p text:style-name="P20">(Maria não fala português)</text:p>
          </table:table-cell>
          <table:table-cell table:style-name="Table2.B2" office:value-type="string">
            <text:p text:style-name="P20">Maria is not speaking Portuguese</text:p>
            <text:p text:style-name="P20">(Maria não está falando português)</text:p>
          </table:table-cell>
        </table:table-row>
        <table:table-row>
          <table:table-cell table:style-name="Table2.A2" office:value-type="string">
            <text:p text:style-name="P20">Does Maria speak Portuguese?</text:p>
            <text:p text:style-name="P20">(Maria fala português?)</text:p>
          </table:table-cell>
          <table:table-cell table:style-name="Table2.B2" office:value-type="string">
            <text:p text:style-name="P20">Is Maria speaking Portuguse?</text:p>
            <text:p text:style-name="P20">(Maria está falando português?)</text:p>
          </table:table-cell>
        </table:table-row>
        <table:table-row>
          <table:table-cell table:style-name="Table2.A2" office:value-type="string">
            <text:p text:style-name="P20">Doesn’t Maria speak Portuguese?</text:p>
            <text:p text:style-name="P20">(Maria não fala português?)</text:p>
          </table:table-cell>
          <table:table-cell table:style-name="Table2.B2" office:value-type="string">
            <text:p text:style-name="P20">Isn’t Maria speaking Portuguese?</text:p>
            <text:p text:style-name="P20">(Maria não está falando português?)</text:p>
          </table:table-cell>
        </table:table-row>
      </table:table>
      <text:p text:style-name="P11"/>
      <text:p text:style-name="P1"/>
      <text:p text:style-name="P5"><text:soft-page-break/>O prefixo -RE</text:p>
      <text:p text:style-name="P12"/>
      <text:p text:style-name="P12">Quando esse prefixo é usado antes de um substantivo ou verbo, passa a ideia de “novamente”.</text:p>
      <text:p text:style-name="P12"/>
      <text:p text:style-name="P13">Exemplos:</text:p>
      <text:p text:style-name="P13"/>
      <text:p text:style-name="P13">Verbo <text:span text:style-name="T8">Transmit </text:span><text:span text:style-name="T11">(transmitir)</text:span>:</text:p>
      <text:p text:style-name="P13"/>
      <text:p text:style-name="P13">The TV station is <text:span text:style-name="T8">retransmiting</text:span> the football game.</text:p>
      <text:p text:style-name="P13">(A estação de TV está retransmitindo o jogo de futebol).</text:p>
      <text:p text:style-name="P13"/>
      <text:p text:style-name="P14">Substantivo <text:span text:style-name="T9">Creation </text:span><text:span text:style-name="T11">(criação)</text:span><text:span text:style-name="T10">.</text:span></text:p>
      <text:p text:style-name="P1"/>
      <text:p text:style-name="P15">This is a perfect <text:span text:style-name="T8">recreation</text:span> of Leonardo Da Vinci’s work.</text:p>
      <text:p text:style-name="P15">Isto é uma recriação perfeita da obra de Leonardo Da Vinci.</text:p>
      <text:p text:style-name="P1"/>
      <text:p text:style-name="P6">Observação:</text:p>
      <text:p text:style-name="P15"/>
      <text:p text:style-name="P15">O uso do prefixo -RE torna-se redundante quando já existe a palavra “again” (novamente) na frase.</text:p>
      <text:p text:style-name="P15"/>
      <text:p text:style-name="P15">Exemplo:</text:p>
      <text:p text:style-name="P15"/>
      <text:p text:style-name="P15">Correto: I am paying this bill again. (Eu estou pagando esta conta novamente).</text:p>
      <text:p text:style-name="P15">Incorreto: I am <text:span text:style-name="T8">re</text:span>paying this bill <text:span text:style-name="T8">again</text:span>. (Eu estou repagando esta conta novamente).</text:p>
      <text:p text:style-name="P1"/>
      <text:p text:style-name="P1"/>
      <text:p text:style-name="P7">Exercício de Fixação</text:p>
      <text:p text:style-name="P16"/>
      <text:p text:style-name="P16">1- Identifique os sujeitos em cada uma das frases:</text:p>
      <text:p text:style-name="P16"/>
      <text:p text:style-name="P16">a) All the other kids are playing and I am studying.<text:span text:style-name="T12"> (Todas as crianças estão jogando e eu estou estudando).</text:span></text:p>
      <text:p text:style-name="P16">2 sujeitos: __________________, __________.</text:p>
      <text:p text:style-name="P16"/>
      <text:p text:style-name="P16">b) Mary is creating a story. <text:span text:style-name="T12">(Mary está criando uma história)</text:span></text:p>
      <text:p text:style-name="P16">1 sujeito: _________.</text:p>
      <text:p text:style-name="P16"/>
      <text:p text:style-name="P16">2- Passe as frases do presente simples para o presente contínuo:</text:p>
      <text:p text:style-name="P16"/>
      <text:p text:style-name="P16"><text:span text:style-name="T13">a) </text:span>Lucas and Mary work together (Lucas e Mary trabalham juntos).</text:p>
      <text:p text:style-name="P16">_____________________________________________________</text:p>
      <text:p text:style-name="P16"/>
      <text:p text:style-name="P16"><text:span text:style-name="T13">b) </text:span>She plays with her dolls. (Ela brinca com as bonecas dela).</text:p>
      <text:p text:style-name="P16">_____________________________________________________</text:p>
      <text:p text:style-name="P16"/>
      <text:p text:style-name="P16"><text:span text:style-name="T13">c) </text:span>My friends speak English and Japanese. (Meus amigos falam inglês e japonês).</text:p>
      <text:p text:style-name="P16">_____________________________________________________</text:p>
      <text:p text:style-name="P16"/>
      <text:p text:style-name="P17">3- Forme frases no presente contínuo utilizando o prefixo -RE nos verbos em parênteses. Siga o exemplo.</text:p>
      <text:p text:style-name="P17"/>
      <text:p text:style-name="P17">The designer <text:s text:c="4"/>… <text:s text:c="3"/>(recreate) the website.</text:p>
      <text:p text:style-name="P17">The designer is recreating the website. (O designer está recriando a página de internet.)</text:p>
      <text:p text:style-name="P17"><text:soft-page-break/></text:p>
      <text:p text:style-name="P17"><text:span text:style-name="T13">a) </text:span>The president <text:s text:c="4"/>… <text:s text:c="3"/>(visit) this city. (O presidente está revisitando esta cidade).</text:p>
      <text:p text:style-name="P17">__________________________________________</text:p>
      <text:p text:style-name="P17"/>
      <text:p text:style-name="P17"><text:span text:style-name="T13">b) </text:span>Many people <text:s text:c="4"/>… <text:s text:c="3"/>(marry). (Muitas pessoas estão re-casando).</text:p>
      <text:p text:style-name="P17">__________________________________________</text:p>
      <text:p text:style-name="P17"/>
      <text:p text:style-name="P17"><text:span text:style-name="T13">c) </text:span>Laura <text:s text:c="4"/>… <text:s text:c="3"/>(write) her exam. (Laura está reescrevendo sua prova).</text:p>
      <text:p text:style-name="P17">__________________________________________</text:p>
      <text:p text:style-name="P17"/>
      <text:p text:style-name="P18">4- Coloque as frases abaixo na forma interrogativa-negativa:</text:p>
      <text:p text:style-name="P18"/>
      <text:p text:style-name="P18">a) Are they crying? (Eles estão chorando?)</text:p>
      <text:p text:style-name="P18">___________________________________________</text:p>
      <text:p text:style-name="P18"/>
      <text:p text:style-name="P18">b) Lucia and her mother are living in Sao Paulo. (Lucia e sua mãe estão morando em São Paulo).</text:p>
      <text:p text:style-name="P18">___________________________________________</text:p>
      <text:p text:style-name="P18"/>
      <text:p text:style-name="P18">c) He is singing his new song. (Ele está cantando sua nova música)</text:p>
      <text:p text:style-name="P18">___________________________________________</text:p>
      <text:p text:style-name="P18"/>
      <text:p text:style-name="P18">d) Paul is not buying a sandwich. (Paulo não está comprando um sanduíche)</text:p>
      <text:p text:style-name="P18">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7:43:48.159353026</meta:creation-date>
    <dc:date>2019-04-01T19:25:03.672749578</dc:date>
    <meta:editing-duration>PT10M1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3" meta:paragraph-count="88" meta:word-count="599" meta:character-count="4033" meta:non-whitespace-character-count="3494"/>
  </office:meta>
</office:document-meta>
</file>